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Projet : d'où (quel journal) provient un article ?</text:p>
      <text:p text:style-name="Standard"/>
      <text:p text:style-name="Standard">1-3 personnes</text:p>
      <text:p text:style-name="Standard"/>
      <text:p text:style-name="Standard">Livrables :</text:p>
      <text:p text:style-name="Standard"><text:tab/>- Planning avec les tâches et les estimations</text:p>
      <text:p text:style-name="Standard"><text:tab/>- BDD : au moins 2 tables :</text:p>
      <text:p text:style-name="Standard"><text:tab/><text:tab/>- contenu articles</text:p>
      <text:p text:style-name="Standard"><text:tab/><text:tab/><text:tab/>- titre</text:p>
      <text:p text:style-name="Standard"><text:tab/><text:tab/><text:tab/>- texte, ...</text:p>
      <text:p text:style-name="Standard"><text:tab/><text:tab/>- journaux</text:p>
      <text:p text:style-name="Standard"><text:tab/><text:tab/><text:tab/>- fondateur</text:p>
      <text:p text:style-name="Standard"><text:tab/><text:tab/><text:tab/>- fréquence de parution</text:p>
      <text:p text:style-name="Standard"><text:tab/><text:tab/><text:tab/></text:p>
      <text:p text:style-name="Standard"><text:tab/>- Votre IA entrainée et quelques exemples d'utilisation</text:p>
      <text:p text:style-name="Standard"><text:tab/><text:tab/>- donne URL :</text:p>
      <text:p text:style-name="Standard"><text:tab/><text:tab/><text:tab/>- va chercher l'article,</text:p>
      <text:p text:style-name="Standard"><text:tab/><text:tab/><text:tab/>- ...</text:p>
      <text:p text:style-name="Standard"><text:tab/>- Classification</text:p>
      <text:p text:style-name="Standard"><text:tab/>- Livrables :</text:p>
      <text:p text:style-name="Standard"><text:tab/><text:tab/>- exécutable python</text:p>
      <text:p text:style-name="Standard"><text:tab/><text:tab/>- pdf pour le planning =&gt; Trellow</text:p>
      <text:p text:style-name="Standard"><text:tab/><text:tab/>- bdd = MySQL</text:p>
      <text:p text:style-name="Standard"><text:tab/><text:tab/></text:p>
      <text:p text:style-name="Standard"><text:tab/>- 5 jou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4T10:11:16.305000000</meta:creation-date>
    <meta:generator>LibreOffice/7.3.0.3$Windows_X86_64 LibreOffice_project/0f246aa12d0eee4a0f7adcefbf7c878fc2238db3</meta:generator>
    <dc:date>2022-03-04T14:54:06.961000000</dc:date>
    <meta:editing-duration>PT4H42M50S</meta:editing-duration>
    <meta:editing-cycles>2</meta:editing-cycles>
    <meta:document-statistic meta:table-count="0" meta:image-count="0" meta:object-count="0" meta:page-count="1" meta:paragraph-count="23" meta:word-count="85" meta:character-count="468" meta:non-whitespace-character-count="363"/>
  </office:meta>
</office:document-meta>
</file>